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Cores básicas:</text:span> <text:span text:style-name="Source_20_Text">black</text:span>, <text:span text:style-name="Source_20_Text">white</text:span>, <text:span text:style-name="Source_20_Text">red</text:span>, <text:span text:style-name="Source_20_Text">green</text:span>, <text:span text:style-name="Source_20_Text">blue</text:span>, <text:span text:style-name="Source_20_Text">yellow</text:span>, <text:span text:style-name="Source_20_Text">gray</text:span>, <text:span text:style-name="Source_20_Text">silver</text:span>, <text:span text:style-name="Source_20_Text">maroon</text:span>, <text:span text:style-name="Source_20_Text">navy</text:span>, <text:span text:style-name="Source_20_Text">olive</text:span>, <text:span text:style-name="Source_20_Text">teal</text:span>, <text:span text:style-name="Source_20_Text">purple</text:span>, <text:span text:style-name="Source_20_Text">fuchsia</text:span>, <text:span text:style-name="Source_20_Text">aqua</text:span>, <text:span text:style-name="Source_20_Text">lime</text:span>.</text:p>
        </text:list-item>
        <text:list-item>
          <text:p text:style-name="P1"><text:span text:style-name="Strong_20_Emphasis">Variações claras/escuras:</text:span> <text:span text:style-name="Source_20_Text">lightgray</text:span>, <text:span text:style-name="Source_20_Text">darkgray</text:span>, <text:span text:style-name="Source_20_Text">lightblue</text:span>, <text:span text:style-name="Source_20_Text">darkblue</text:span>, <text:span text:style-name="Source_20_Text">lightgreen</text:span>, <text:span text:style-name="Source_20_Text">darkgreen</text:span>, <text:span text:style-name="Source_20_Text">lightcyan</text:span>, <text:span text:style-name="Source_20_Text">darkcyan</text:span>, <text:span text:style-name="Source_20_Text">lightpink</text:span>, <text:span text:style-name="Source_20_Text">deeppink</text:span>, <text:span text:style-name="Source_20_Text">lightyellow</text:span>, <text:span text:style-name="Source_20_Text">darkorange</text:span>.</text:p>
        </text:list-item>
        <text:list-item>
          <text:p text:style-name="P1"><text:span text:style-name="Strong_20_Emphasis">Cores intermediárias:</text:span> <text:span text:style-name="Source_20_Text">coral</text:span>, <text:span text:style-name="Source_20_Text">tomato</text:span>, <text:span text:style-name="Source_20_Text">salmon</text:span>, <text:span text:style-name="Source_20_Text">gold</text:span>, <text:span text:style-name="Source_20_Text">khaki</text:span>, <text:span text:style-name="Source_20_Text">beige</text:span>, <text:span text:style-name="Source_20_Text">ivory</text:span>, <text:span text:style-name="Source_20_Text">lavender</text:span>, <text:span text:style-name="Source_20_Text">plum</text:span>, <text:span text:style-name="Source_20_Text">orchid</text:span>, <text:span text:style-name="Source_20_Text">violet</text:span>, <text:span text:style-name="Source_20_Text">indigo</text:span>, <text:span text:style-name="Source_20_Text">turquoise</text:span>, <text:span text:style-name="Source_20_Text">skyblue</text:span>, <text:span text:style-name="Source_20_Text">royalblue</text:span>.</text:p>
        </text:list-item>
        <text:list-item>
          <text:p text:style-name="P1"><text:span text:style-name="Strong_20_Emphasis">Cores especiais:</text:span> <text:span text:style-name="Source_20_Text">aliceblue</text:span>, <text:span text:style-name="Source_20_Text">antiquewhite</text:span>, <text:span text:style-name="Source_20_Text">aquamarine</text:span>, <text:span text:style-name="Source_20_Text">azure</text:span>, <text:span text:style-name="Source_20_Text">bisque</text:span>, <text:span text:style-name="Source_20_Text">blanchedalmond</text:span>, <text:span text:style-name="Source_20_Text">blueviolet</text:span>, <text:span text:style-name="Source_20_Text">brown</text:span>, <text:span text:style-name="Source_20_Text">burlywood</text:span>, <text:span text:style-name="Source_20_Text">cadetblue</text:span>, <text:span text:style-name="Source_20_Text">chartreuse</text:span>, <text:span text:style-name="Source_20_Text">chocolate</text:span>, <text:span text:style-name="Source_20_Text">crimson</text:span>, <text:span text:style-name="Source_20_Text">cyan</text:span>, <text:span text:style-name="Source_20_Text">darkkhaki</text:span>, <text:span text:style-name="Source_20_Text">darkmagenta</text:span>, <text:span text:style-name="Source_20_Text">darkred</text:span>, <text:span text:style-name="Source_20_Text">darkslateblue</text:span>, <text:span text:style-name="Source_20_Text">darkslategray</text:span>, <text:span text:style-name="Source_20_Text">darkturquoise</text:span>, <text:span text:style-name="Source_20_Text">firebrick</text:span>, <text:span text:style-name="Source_20_Text">forestgreen</text:span>, <text:span text:style-name="Source_20_Text">gainsboro</text:span>, <text:span text:style-name="Source_20_Text">ghostwhite</text:span>, <text:span text:style-name="Source_20_Text">honeydew</text:span>, <text:span text:style-name="Source_20_Text">hotpink</text:span>, <text:span text:style-name="Source_20_Text">indianred</text:span>, <text:span text:style-name="Source_20_Text">lawngreen</text:span>, <text:span text:style-name="Source_20_Text">lemonchiffon</text:span>, <text:span text:style-name="Source_20_Text">lightcoral</text:span>, <text:span text:style-name="Source_20_Text">lightgoldenrodyellow</text:span>, <text:span text:style-name="Source_20_Text">lightsalmon</text:span>, <text:span text:style-name="Source_20_Text">lightseagreen</text:span>, <text:span text:style-name="Source_20_Text">lightskyblue</text:span>, <text:span text:style-name="Source_20_Text">lightslategray</text:span>, <text:span text:style-name="Source_20_Text">mediumaquamarine</text:span>, <text:span text:style-name="Source_20_Text">mediumblue</text:span>, <text:span text:style-name="Source_20_Text">mediumorchid</text:span>, <text:span text:style-name="Source_20_Text">mediumpurple</text:span>, <text:span text:style-name="Source_20_Text">mediumseagreen</text:span>, <text:span text:style-name="Source_20_Text">mediumslateblue</text:span>, <text:span text:style-name="Source_20_Text">mediumspringgreen</text:span>, <text:span text:style-name="Source_20_Text">mediumturquoise</text:span>, <text:span text:style-name="Source_20_Text">mediumvioletred</text:span>, <text:span text:style-name="Source_20_Text">midnightblue</text:span>, <text:span text:style-name="Source_20_Text">mintcream</text:span>, <text:span text:style-name="Source_20_Text">mistyrose</text:span>, <text:span text:style-name="Source_20_Text">moccasin</text:span>, <text:span text:style-name="Source_20_Text">navajowhite</text:span>, <text:span text:style-name="Source_20_Text">oldlace</text:span>, <text:span text:style-name="Source_20_Text">orange</text:span>, <text:span text:style-name="Source_20_Text">orangered</text:span>, <text:span text:style-name="Source_20_Text">palegoldenrod</text:span>, <text:span text:style-name="Source_20_Text">palegreen</text:span>, <text:span text:style-name="Source_20_Text">paleturquoise</text:span>, <text:span text:style-name="Source_20_Text">palevioletred</text:span>, <text:span text:style-name="Source_20_Text">papayawhip</text:span>, <text:span text:style-name="Source_20_Text">peachpuff</text:span>, <text:span text:style-name="Source_20_Text">peru</text:span>, <text:span text:style-name="Source_20_Text">powderblue</text:span>, <text:span text:style-name="Source_20_Text">rosybrown</text:span>, <text:span text:style-name="Source_20_Text">saddlebrown</text:span>, <text:span text:style-name="Source_20_Text">seagreen</text:span>, <text:span text:style-name="Source_20_Text">seashell</text:span>, <text:span text:style-name="Source_20_Text">sienna</text:span>, <text:span text:style-name="Source_20_Text">slateblue</text:span>, <text:span text:style-name="Source_20_Text">slategray</text:span>, <text:span text:style-name="Source_20_Text">snow</text:span>, <text:span text:style-name="Source_20_Text">springgreen</text:span>, <text:span text:style-name="Source_20_Text">steelblue</text:span>, <text:span text:style-name="Source_20_Text">tan</text:span>, <text:span text:style-name="Source_20_Text">thistle</text:span>, <text:span text:style-name="Source_20_Text">wheat</text:span>, <text:span text:style-name="Source_20_Text">whitesmoke</text:span>, <text:span text:style-name="Source_20_Text">yellowgreen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12-10T18:10:47.692179327</dc:date>
    <meta:editing-duration>PT22S</meta:editing-duration>
    <meta:editing-cycles>1</meta:editing-cycles>
    <meta:document-statistic meta:table-count="0" meta:image-count="0" meta:object-count="0" meta:page-count="1" meta:paragraph-count="4" meta:word-count="130" meta:character-count="1340" meta:non-whitespace-character-count="1218"/>
  </office:meta>
</office:document-meta>
</file>